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e6db74"/>
    </style:style>
    <style:style style:name="T3" style:family="text">
      <style:text-properties fo:color="#f92672"/>
    </style:style>
    <style:style style:name="T4" style:family="text">
      <style:text-properties fo:color="#75715e"/>
    </style:style>
    <style:style style:name="T5" style:family="text">
      <style:text-properties fo:color="#ae81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ser Input</text:h>
      <text:p text:style-name="Text_20_body">So far in the course we have only written code that executes without any input from a user. In order to make our programs interactive, we'll need to learn how to allow the user to interact through their keyboard.</text:p>
      <text:h text:style-name="Heading_20_3" text:outline-level="3">Getting Input</text:h>
      <text:p text:style-name="Text_20_body">The built in method we'll use to allow a user to give input is <text:span text:style-name="Source_20_Text">gets</text:span>. The <text:span text:style-name="Source_20_Text">gets</text:span> method is unique in that when it is called, it will halt execution of the code and allow the user to type characters until they press enter on their keyboard. Once enter is hit, the <text:span text:style-name="Source_20_Text">gets</text:span> method will return a string containing the user's keystrokes. Let's take a look at <text:span text:style-name="Source_20_Text">gets</text:span> in action:</text:p>
      <text:p text:style-name="Preformatted_20_Text"><text:span text:style-name="Source_20_Text"><text:span text:style-name="T1">p </text:span></text:span><text:span text:style-name="Source_20_Text"><text:span text:style-name="T2">"Enter your name:"</text:span></text:span></text:p>
      <text:p text:style-name="Preformatted_20_Text"><text:span text:style-name="Source_20_Text"><text:span text:style-name="T1">name = gets</text:span></text:span></text:p>
      <text:p text:style-name="P1"><text:span text:style-name="Source_20_Text"><text:span text:style-name="T1">p </text:span></text:span><text:span text:style-name="Source_20_Text"><text:span text:style-name="T2">"hello "</text:span></text:span><text:span text:style-name="Source_20_Text"><text:span text:style-name="T1"> + name</text:span></text:span></text:p>
      <text:p text:style-name="Text_20_body">The program above will ask a use to enter their name and then print "hello <text:span text:style-name="Emphasis">name</text:span>". Try putting this code in a file and running it to see for yourself!</text:p>
      <text:h text:style-name="Heading_20_3" text:outline-level="3">Dealing with New Lines</text:h>
      <text:p text:style-name="Text_20_body">When using <text:span text:style-name="Source_20_Text">gets</text:span>, the string returned represents the keys typed by the user. However, since the user presses enter to end their input, this will add a newline character at the end of the string. <text:span text:style-name="Source_20_Text">\n</text:span> is how we represent the newline character in programming. You'll notice that every string returned from <text:span text:style-name="Source_20_Text">gets</text:span> will end in <text:span text:style-name="Source_20_Text">\n</text:span> as a result of this. We should be very aware of this extra character when using gets. Here's a common mistake:</text:p>
      <text:p text:style-name="Preformatted_20_Text"><text:span text:style-name="Source_20_Text"><text:span text:style-name="T1">puts </text:span></text:span><text:span text:style-name="Source_20_Text"><text:span text:style-name="T2">"Enter 'yes' or 'no'"</text:span></text:span></text:p>
      <text:p text:style-name="Preformatted_20_Text"/>
      <text:p text:style-name="Preformatted_20_Text"><text:span text:style-name="Source_20_Text"><text:span text:style-name="T1">response = gets</text:span></text:span></text:p>
      <text:p text:style-name="Preformatted_20_Text"/>
      <text:p text:style-name="Preformatted_20_Text"><text:span text:style-name="Source_20_Text"><text:span text:style-name="T3">if</text:span></text:span><text:span text:style-name="Source_20_Text"><text:span text:style-name="T1"> response == </text:span></text:span><text:span text:style-name="Source_20_Text"><text:span text:style-name="T2">"yes"</text:span></text:span></text:p>
      <text:p text:style-name="Preformatted_20_Text"><text:span text:style-name="Source_20_Text"><text:span text:style-name="T1"><text:s text:c="2"/>puts </text:span></text:span><text:span text:style-name="Source_20_Text"><text:span text:style-name="T2">"yup!"</text:span></text:span></text:p>
      <text:p text:style-name="Preformatted_20_Text"><text:span text:style-name="Source_20_Text"><text:span text:style-name="T3">elsif</text:span></text:span><text:span text:style-name="Source_20_Text"><text:span text:style-name="T1"> response == </text:span></text:span><text:span text:style-name="Source_20_Text"><text:span text:style-name="T2">"no"</text:span></text:span></text:p>
      <text:p text:style-name="Preformatted_20_Text"><text:span text:style-name="Source_20_Text"><text:span text:style-name="T1"><text:s text:c="2"/>puts </text:span></text:span><text:span text:style-name="Source_20_Text"><text:span text:style-name="T2">"nah!"</text:span></text:span></text:p>
      <text:p text:style-name="Preformatted_20_Text"><text:span text:style-name="Source_20_Text"><text:span text:style-name="T3">else</text:span></text:span></text:p>
      <text:p text:style-name="Preformatted_20_Text"><text:span text:style-name="Source_20_Text"><text:span text:style-name="T1"><text:s text:c="2"/>puts </text:span></text:span><text:span text:style-name="Source_20_Text"><text:span text:style-name="T2">"I'm sorry, my responses are limited."</text:span></text:span></text:p>
      <text:p text:style-name="P1"><text:span text:style-name="Source_20_Text"><text:span text:style-name="T3">end</text:span></text:span></text:p>
      <text:p text:style-name="Text_20_body">As this codes stands, if the user enters a valid response of <text:span text:style-name="Emphasis">yes</text:span> the conditional would not be able to catch this. This is because <text:span text:style-name="Source_20_Text">gets</text:span> will really return <text:span text:style-name="Source_20_Text">"yes\n"</text:span>. <text:span text:style-name="Source_20_Text">"yes"</text:span> is not equal to <text:span text:style-name="Source_20_Text">"yes\n"</text:span>, bummer.</text:p>
      <text:h text:style-name="Heading_20_4" text:outline-level="4">Chomping New Lines</text:h>
      <text:p text:style-name="Text_20_body">To fix the issue in the previous code, we can use a string method, <text:span text:style-name="Source_20_Text">chomp</text:span> to remove all newline chars (<text:span text:style-name="Source_20_Text">\n</text:span>) at the end of a string by returning a new string. Note that <text:span text:style-name="Source_20_Text">chomp</text:span> is just a plain string method:</text:p>
      <text:p text:style-name="Preformatted_20_Text"><text:span text:style-name="Source_20_Text"><text:span text:style-name="T1">my_string = </text:span></text:span><text:span text:style-name="Source_20_Text"><text:span text:style-name="T2">"yes\n"</text:span></text:span></text:p>
      <text:p text:style-name="Preformatted_20_Text"><text:soft-page-break/><text:span text:style-name="Source_20_Text"><text:span text:style-name="T1">p my_string <text:s text:c="6"/></text:span></text:span><text:span text:style-name="Source_20_Text"><text:span text:style-name="T4"># "yes\n"</text:span></text:span></text:p>
      <text:p text:style-name="Preformatted_20_Text"/>
      <text:p text:style-name="P1"><text:span text:style-name="Source_20_Text"><text:span text:style-name="T1">p my_string.chomp </text:span></text:span><text:span text:style-name="Source_20_Text"><text:span text:style-name="T4"># "yes"</text:span></text:span></text:p>
      <text:p text:style-name="Text_20_body">Since <text:span text:style-name="Source_20_Text">gets</text:span> returns a string, let's <text:span text:style-name="Source_20_Text">chomp</text:span> it in our old example. Here is the correct code:</text:p>
      <text:p text:style-name="Preformatted_20_Text"><text:span text:style-name="Source_20_Text"><text:span text:style-name="T1">puts </text:span></text:span><text:span text:style-name="Source_20_Text"><text:span text:style-name="T2">"Enter 'yes' or 'no'"</text:span></text:span></text:p>
      <text:p text:style-name="Preformatted_20_Text"/>
      <text:p text:style-name="Preformatted_20_Text"><text:span text:style-name="Source_20_Text"><text:span text:style-name="T1">response = gets.chomp</text:span></text:span></text:p>
      <text:p text:style-name="Preformatted_20_Text"/>
      <text:p text:style-name="Preformatted_20_Text"><text:span text:style-name="Source_20_Text"><text:span text:style-name="T3">if</text:span></text:span><text:span text:style-name="Source_20_Text"><text:span text:style-name="T1"> response == </text:span></text:span><text:span text:style-name="Source_20_Text"><text:span text:style-name="T2">"yes"</text:span></text:span></text:p>
      <text:p text:style-name="Preformatted_20_Text"><text:span text:style-name="Source_20_Text"><text:span text:style-name="T1"><text:s text:c="2"/>puts </text:span></text:span><text:span text:style-name="Source_20_Text"><text:span text:style-name="T2">"yup!"</text:span></text:span></text:p>
      <text:p text:style-name="Preformatted_20_Text"><text:span text:style-name="Source_20_Text"><text:span text:style-name="T3">elsif</text:span></text:span><text:span text:style-name="Source_20_Text"><text:span text:style-name="T1"> response == </text:span></text:span><text:span text:style-name="Source_20_Text"><text:span text:style-name="T2">"no"</text:span></text:span></text:p>
      <text:p text:style-name="Preformatted_20_Text"><text:span text:style-name="Source_20_Text"><text:span text:style-name="T1"><text:s text:c="2"/>puts </text:span></text:span><text:span text:style-name="Source_20_Text"><text:span text:style-name="T2">"nah!"</text:span></text:span></text:p>
      <text:p text:style-name="Preformatted_20_Text"><text:span text:style-name="Source_20_Text"><text:span text:style-name="T3">else</text:span></text:span></text:p>
      <text:p text:style-name="Preformatted_20_Text"><text:span text:style-name="Source_20_Text"><text:span text:style-name="T1"><text:s text:c="2"/>puts </text:span></text:span><text:span text:style-name="Source_20_Text"><text:span text:style-name="T2">"I'm sorry, my responses are limited."</text:span></text:span></text:p>
      <text:p text:style-name="P1"><text:span text:style-name="Source_20_Text"><text:span text:style-name="T3">end</text:span></text:span></text:p>
      <text:p text:style-name="Text_20_body">When the user responds with <text:span text:style-name="Emphasis">yes</text:span> or <text:span text:style-name="Emphasis">no</text:span>, the code above will run accordingly.</text:p>
      <text:h text:style-name="Heading_20_3" text:outline-level="3">Getting Numbers</text:h>
      <text:p text:style-name="Text_20_body">Another common mistake happens when we try to get number input from the user. Take a look at this faulty code:</text:p>
      <text:p text:style-name="Preformatted_20_Text"><text:span text:style-name="Source_20_Text"><text:span text:style-name="T1">puts </text:span></text:span><text:span text:style-name="Source_20_Text"><text:span text:style-name="T2">"Enter a number: "</text:span></text:span></text:p>
      <text:p text:style-name="Preformatted_20_Text"><text:span text:style-name="Source_20_Text"><text:span text:style-name="T1">num = gets.chomp</text:span></text:span></text:p>
      <text:p text:style-name="P1"><text:span text:style-name="Source_20_Text"><text:span text:style-name="T1">puts </text:span></text:span><text:span text:style-name="Source_20_Text"><text:span text:style-name="T5">2</text:span></text:span><text:span text:style-name="Source_20_Text"><text:span text:style-name="T1"> * num <text:s text:c="5"/></text:span></text:span><text:span text:style-name="Source_20_Text"><text:span text:style-name="T4">#TypeError: String can't be coerced into Integer</text:span></text:span></text:p>
      <text:p text:style-name="Text_20_body">When the user enters a "number", the code will get an error because <text:span text:style-name="Source_20_Text">gets</text:span> will always return a string of characters. So if the user intended to enter the number 42, <text:span text:style-name="Source_20_Text">num</text:span> would really be the string "42".</text:p>
      <text:h text:style-name="Heading_20_4" text:outline-level="4">Converting Strings to Numbers</text:h>
      <text:p text:style-name="Text_20_body">To fix the previous error we'll use the <text:span text:style-name="Source_20_Text">to_i</text:span> on strings. This method will convert a string <text:span text:style-name="Strong_20_Emphasis">to</text:span> an <text:span text:style-name="Strong_20_Emphasis">i</text:span>nteger:</text:p>
      <text:p text:style-name="Preformatted_20_Text"><text:span text:style-name="Source_20_Text"><text:span text:style-name="T1">numeric_string = </text:span></text:span><text:span text:style-name="Source_20_Text"><text:span text:style-name="T2">"42"</text:span></text:span></text:p>
      <text:p text:style-name="Preformatted_20_Text"><text:span text:style-name="Source_20_Text"><text:span text:style-name="T1">p numeric_string <text:s text:c="5"/></text:span></text:span><text:span text:style-name="Source_20_Text"><text:span text:style-name="T4"># "42"</text:span></text:span></text:p>
      <text:p text:style-name="P1"><text:span text:style-name="Source_20_Text"><text:span text:style-name="T1">p numeric_string.to_i </text:span></text:span><text:span text:style-name="Source_20_Text"><text:span text:style-name="T4"># 42</text:span></text:span></text:p>
      <text:p text:style-name="Text_20_body">Let's apply this to the last example:</text:p>
      <text:p text:style-name="Preformatted_20_Text"><text:span text:style-name="Source_20_Text"><text:span text:style-name="T1">puts </text:span></text:span><text:span text:style-name="Source_20_Text"><text:span text:style-name="T2">"Enter a number: "</text:span></text:span></text:p>
      <text:p text:style-name="Preformatted_20_Text"><text:span text:style-name="Source_20_Text"><text:span text:style-name="T1">num = gets.chomp.to_i</text:span></text:span></text:p>
      <text:p text:style-name="P1"><text:span text:style-name="Source_20_Text"><text:span text:style-name="T1">puts </text:span></text:span><text:span text:style-name="Source_20_Text"><text:span text:style-name="T5">2</text:span></text:span><text:span text:style-name="Source_20_Text"><text:span text:style-name="T1"> * num</text:span></text:span></text:p>
      <text:p text:style-name="Text_20_body">If the user enters 42, the program will correctly print 8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1T00:03:34.688077111</meta:creation-date>
    <dc:date>2019-07-21T00:03:56.198764698</dc:date>
    <meta:editing-duration>PT21S</meta:editing-duration>
    <meta:editing-cycles>1</meta:editing-cycles>
    <meta:document-statistic meta:table-count="0" meta:image-count="0" meta:object-count="0" meta:page-count="2" meta:paragraph-count="52" meta:word-count="563" meta:character-count="3023" meta:non-whitespace-character-count="2484"/>
    <meta:generator>LibreOffice/5.1.6.2$Linux_X86_64 LibreOffice_project/10m0$Build-2</meta:generator>
  </office:meta>
</office:document-meta>
</file>